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olumn17" style:family="table-column">
      <style:table-column-properties style:column-width="1.275in"/>
    </style:style>
    <style:style style:name="TableColumn18" style:family="table-column">
      <style:table-column-properties style:column-width="1.3951in"/>
    </style:style>
    <style:style style:name="TableColumn19" style:family="table-column">
      <style:table-column-properties style:column-width="1.5513in"/>
    </style:style>
    <style:style style:name="TableColumn20" style:family="table-column">
      <style:table-column-properties style:column-width="2.0395in"/>
    </style:style>
    <style:style style:name="Table16" style:family="table">
      <style:table-properties style:width="6.2611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-top="0.0069in solid #000000" fo:border-left="0.0069in solid #000000" fo:border-bottom="none" fo:border-right="none" fo:background-color="#53DDEB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24" style:family="table-cell">
      <style:table-cell-properties fo:border-top="0.0069in solid #000000" fo:border-left="0.0069in solid #000000" fo:border-bottom="none" fo:border-right="none" fo:background-color="#CC60C4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26" style:family="table-cell">
      <style:table-cell-properties fo:border-top="0.0069in solid #000000" fo:border-left="0.0069in solid #000000" fo:border-bottom="none" fo:border-right="none" fo:background-color="#92D050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28" style:family="table-cell">
      <style:table-cell-properties fo:border-top="0.0069in solid #000000" fo:border-left="0.0069in solid #000000" fo:border-bottom="none" fo:border-right="0.0069in solid #000000" fo:background-color="#FFFF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Row30" style:family="table-row">
      <style:table-row-properties/>
    </style:style>
    <style:style style:name="TableCell31" style:family="table-cell">
      <style:table-cell-properties fo:border-top="0.0069in solid #000000" fo:border-left="0.0069in solid #000000" fo:border-bottom="none" fo:border-right="none" fo:background-color="#53DDEB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33" style:family="table-cell">
      <style:table-cell-properties fo:border-top="0.0069in solid #000000" fo:border-left="0.0069in solid #000000" fo:border-bottom="none" fo:border-right="none" fo:background-color="#CC60C4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35" style:family="table-cell">
      <style:table-cell-properties fo:border-top="0.0069in solid #000000" fo:border-left="0.0069in solid #000000" fo:border-bottom="none" fo:border-right="none" fo:background-color="#92D05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37" style:family="table-cell">
      <style:table-cell-properties fo:border-top="0.0069in solid #000000" fo:border-left="0.0069in solid #000000" fo:border-bottom="none" fo:border-right="0.0069in solid #000000" fo:background-color="#FFFF00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Row39" style:family="table-row">
      <style:table-row-properties/>
    </style:style>
    <style:style style:name="TableCell40" style:family="table-cell">
      <style:table-cell-properties fo:border-top="0.0069in solid #000000" fo:border-left="0.0069in solid #000000" fo:border-bottom="none" fo:border-right="none" fo:background-color="#53DDEB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42" style:family="table-cell">
      <style:table-cell-properties fo:border-top="0.0069in solid #000000" fo:border-left="0.0069in solid #000000" fo:border-bottom="none" fo:border-right="none" fo:background-color="#CC60C4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44" style:family="table-cell">
      <style:table-cell-properties fo:border-top="0.0069in solid #000000" fo:border-left="0.0069in solid #000000" fo:border-bottom="none" fo:border-right="none" fo:background-color="#92D05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46" style:family="table-cell">
      <style:table-cell-properties fo:border-top="0.0069in solid #000000" fo:border-left="0.0069in solid #000000" fo:border-bottom="none" fo:border-right="0.0069in solid #000000" fo:background-color="#FFFF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Row48" style:family="table-row">
      <style:table-row-properties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53DDEB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51" style:family="table-cell">
      <style:table-cell-properties fo:border-top="0.0069in solid #000000" fo:border-left="0.0069in solid #000000" fo:border-bottom="0.0069in solid #000000" fo:border-right="none" fo:background-color="#CC60C4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92D05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55" style:family="table-cell">
      <style:table-cell-properties fo:border="0.0069in solid #000000" fo:background-color="#FFFF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5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5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59" style:parent-style-name="Normal" style:list-style-name="LFO1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6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63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64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65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66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6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68" style:parent-style-name="Normal" style:list-style-name="LFO2" style:family="paragraph">
      <style:paragraph-properties fo:margin-top="0.0694in" fo:margin-bottom="0.0694in" fo:line-height="100%"/>
    </style:style>
    <style:style style:name="T6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7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72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73" style:parent-style-name="Normal" style:list-style-name="LFO2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7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7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7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79" style:parent-style-name="Normal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0" style:parent-style-name="Normal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1" style:parent-style-name="Normal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8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8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8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8" style:parent-style-name="Normal" style:list-style-name="LFO4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9" style:parent-style-name="Normal" style:list-style-name="LFO4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0" style:parent-style-name="Normal" style:list-style-name="LFO4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1" style:parent-style-name="Normal" style:list-style-name="LFO4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2" style:parent-style-name="Normal" style:list-style-name="LFO4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4" style:parent-style-name="Normal" style:list-style-name="LFO5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5" style:parent-style-name="Normal" style:list-style-name="LFO5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6" style:parent-style-name="Normal" style:list-style-name="LFO5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7" style:parent-style-name="Normal" style:list-style-name="LFO5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8" style:parent-style-name="Normal" style:list-style-name="LFO5" style:family="paragraph">
      <style:paragraph-properties fo:margin-top="0.0694in" fo:margin-bottom="0.0694in" fo:line-height="100%"/>
    </style:style>
    <style:style style:name="T9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0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10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04" style:parent-style-name="Normal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05" style:parent-style-name="Normal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06" style:parent-style-name="Normal" style:list-style-name="LFO6" style:family="paragraph">
      <style:paragraph-properties fo:margin-top="0.0694in" fo:margin-bottom="0.0694in" fo:line-height="100%"/>
    </style:style>
    <style:style style:name="T10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0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0" style:parent-style-name="Normal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113" style:parent-style-name="Normal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4" style:parent-style-name="Normal" style:list-style-name="LFO7" style:family="paragraph">
      <style:paragraph-properties fo:margin-top="0.0694in" fo:margin-bottom="0.0694in" fo:line-height="100%"/>
    </style:style>
    <style:style style:name="T11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1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8" style:parent-style-name="Normal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121" style:parent-style-name="Normal" style:list-style-name="LFO8" style:family="paragraph">
      <style:paragraph-properties fo:margin-top="0.0694in" fo:margin-bottom="0.0694in" fo:line-height="100%"/>
    </style:style>
    <style:style style:name="T12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2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2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5" style:parent-style-name="Normal" style:list-style-name="LFO8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6" style:parent-style-name="Normal" style:list-style-name="LFO8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7" style:parent-style-name="Normal" style:list-style-name="LFO8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8" style:parent-style-name="Normal" style:list-style-name="LFO8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13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1" style:parent-style-name="Normal" style:list-style-name="LFO9" style:family="paragraph">
      <style:paragraph-properties fo:margin-top="0.0694in" fo:margin-bottom="0.0694in" fo:line-height="100%"/>
    </style:style>
    <style:style style:name="T13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3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3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5" style:parent-style-name="Normal" style:list-style-name="LFO9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7" style:parent-style-name="Normal" style:list-style-name="LFO10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8" style:parent-style-name="Normal" style:list-style-name="LFO10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9" style:parent-style-name="Normal" style:list-style-name="LFO10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0" style:parent-style-name="Normal" style:list-style-name="LFO10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1" style:parent-style-name="Normal" style:list-style-name="LFO10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144" style:parent-style-name="Normal" style:list-style-name="LFO11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5" style:parent-style-name="Normal" style:list-style-name="LFO11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6" style:parent-style-name="Normal" style:list-style-name="LFO11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 style:language-asian="en" style:country-asian="GB"/>
    </style:style>
    <style:style style:name="P14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5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151" style:parent-style-name="Normal" style:family="paragraph">
      <style:paragraph-properties fo:margin-top="0.0694in" fo:margin-bottom="0.0694in" fo:line-height="100%"/>
    </style:style>
    <style:style style:name="T15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5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5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5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5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5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5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5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60" style:parent-style-name="Normal" style:family="paragraph">
      <style:paragraph-properties fo:margin-top="0.0694in" fo:margin-bottom="0.0694in" fo:line-height="100%"/>
    </style:style>
    <style:style style:name="T16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6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6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6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6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6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6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6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1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0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bacus Preschool</text:p>
      <text:p text:style-name="P2">Equality of Opportunity Policy<text:s/></text:p>
      <text:p text:style-name="P3">1.3 – Achieving Positive Behaviour</text:p>
      <text:p text:style-name="P4">Policy Statement</text:p>
      <text:p text:style-name="P5"><text:span text:style-name="T6">At Abacus Preschool, we believe that children flourish best when their<text:s/></text:span><text:span text:style-name="T7">personal, social, and emotional needs</text:span><text:span text:style-name="T8"><text:s/>are met in an environment that provides<text:s/></text:span><text:span text:style-name="T9">clear, consistent, and developmentally appropriate expectations</text:span><text:span text:style-name="T10"><text:s/>for behaviour.</text:span></text:p>
      <text:p text:style-name="P11"><text:span text:style-name="T12">We support children to develop respect for others by understanding how their actions and words affect people, places, and objects. Positive behaviour is nurtured through<text:s/></text:span><text:span text:style-name="T13">support, encouragement, teaching, and example</text:span><text:span text:style-name="T14">, and is integral to our programme for promoting personal, social, and emotional development (PSED).</text:span></text:p>
      <text:p text:style-name="P15">EYFS Key Themes and Commitments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header-rows>
          <table:table-row table:style-name="TableRow21">
            <table:table-cell table:style-name="TableCell22">
              <text:p text:style-name="P23">A Unique Child</text:p>
            </table:table-cell>
            <table:table-cell table:style-name="TableCell24">
              <text:p text:style-name="P25">Positive Relationships</text:p>
            </table:table-cell>
            <table:table-cell table:style-name="TableCell26">
              <text:p text:style-name="P27">Enabling Environments</text:p>
            </table:table-cell>
            <table:table-cell table:style-name="TableCell28">
              <text:p text:style-name="P29">Learning and Development</text:p>
            </table:table-cell>
          </table:table-row>
        </table:table-header-rows>
        <table:table-row table:style-name="TableRow30">
          <table:table-cell table:style-name="TableCell31">
            <text:p text:style-name="P32">1.1 Child development</text:p>
          </table:table-cell>
          <table:table-cell table:style-name="TableCell33">
            <text:p text:style-name="P34">2.2 Parents as partners</text:p>
          </table:table-cell>
          <table:table-cell table:style-name="TableCell35">
            <text:p text:style-name="P36">3.2 Supporting every child</text:p>
          </table:table-cell>
          <table:table-cell table:style-name="TableCell37">
            <text:p text:style-name="P38">4.4 Personal, social and emotional development</text:p>
          </table:table-cell>
        </table:table-row>
        <table:table-row table:style-name="TableRow39">
          <table:table-cell table:style-name="TableCell40">
            <text:p text:style-name="P41">1.2 Inclusive practice</text:p>
          </table:table-cell>
          <table:table-cell table:style-name="TableCell42">
            <text:p text:style-name="P43">2.3 Supporting learning</text:p>
          </table:table-cell>
          <table:table-cell table:style-name="TableCell44">
            <text:p text:style-name="P45">3.3 The learning environment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1.3 Keeping safe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</table:table>
      <text:p text:style-name="P57">Procedures</text:p>
      <text:p text:style-name="P58">Roles and Responsibilities</text:p>
      <text:list text:style-name="LFO1" text:continue-numbering="true">
        <text:list-item>
          <text:p text:style-name="P59"><text:span text:style-name="T60">The<text:s/></text:span><text:span text:style-name="T61">Manager</text:span><text:span text:style-name="T62"><text:s/>has overall responsibility for promoting positive behaviour and overseeing our approach to children’s personal, social, and emotional development.</text:span></text:p>
        </text:list-item>
        <text:list-item>
          <text:p text:style-name="P63">The Manager will:</text:p>
          <text:list text:continue-numbering="true">
            <text:list-item>
              <text:p text:style-name="P64">Keep up to date with current research, legislation, and best practice in promoting positive behaviour.</text:p>
            </text:list-item>
            <text:list-item>
              <text:p text:style-name="P65">Access relevant professional support and expertise when required.</text:p>
            </text:list-item>
            <text:list-item>
              <text:p text:style-name="P66">Ensure that all staff receive ongoing training in behaviour management and maintain a record of attendance.</text:p>
            </text:list-item>
          </text:list>
        </text:list-item>
      </text:list>
      <text:p text:style-name="P67">Promoting Respect and Positive Role Modelling</text:p>
      <text:list text:style-name="LFO2" text:continue-numbering="true">
        <text:list-item>
          <text:p text:style-name="P68"><text:span text:style-name="T69">All staff, students, and volunteers are expected to<text:s/></text:span><text:span text:style-name="T70">model positive behaviour</text:span><text:span text:style-name="T71"><text:s/>by treating children, parents, and each other with kindness, respect, and courtesy.</text:span></text:p>
        </text:list-item>
        <text:list-item>
          <text:p text:style-name="P72">New staff and volunteers are introduced to this policy as part of their induction.</text:p>
        </text:list-item>
        <text:list-item>
          <text:p text:style-name="P73"><text:span text:style-name="T74">We value and respect<text:s/></text:span><text:span text:style-name="T75">cultural diversity</text:span><text:span text:style-name="T76">, recognising that social expectations and codes of behaviour vary across families and communities.</text:span></text:p>
        </text:list-item>
      </text:list>
      <text:p text:style-name="P77"/>
      <text:p text:style-name="P78">Working in Partnership with Parents</text:p>
      <text:list text:style-name="LFO3" text:continue-numbering="true">
        <text:list-item>
          <text:p text:style-name="P79">We work closely with parents and carers to promote consistency between home and preschool.</text:p>
        </text:list-item>
        <text:list-item>
          <text:p text:style-name="P80">Children’s key persons share regular updates with parents regarding their child’s behaviour and emotional development.</text:p>
        </text:list-item>
        <text:list-item>
          <text:p text:style-name="P81">When patterns of challenging behaviour arise, we work collaboratively with parents to identify underlying causes and agree on consistent strategies to support the child.</text:p>
        </text:list-item>
      </text:list>
      <text:p text:style-name="P82">Strategies for Supporting Positive Behaviour</text:p>
      <text:p text:style-name="P83"><text:span text:style-name="T84">We use<text:s/></text:span><text:span text:style-name="T85">positive, age-appropriate strategies</text:span><text:span text:style-name="T86"><text:s/>to help children learn constructive ways of expressing emotions and resolving conflicts.</text:span><text:span text:style-name="T87"><text:line-break/>Examples include:</text:span></text:p>
      <text:list text:style-name="LFO4" text:continue-numbering="true">
        <text:list-item>
          <text:p text:style-name="P88">Acknowledging and naming feelings.</text:p>
        </text:list-item>
        <text:list-item>
          <text:p text:style-name="P89">Explaining why certain behaviours are not acceptable.</text:p>
        </text:list-item>
        <text:list-item>
          <text:p text:style-name="P90">Supporting children to manage strong emotions and develop empathy.</text:p>
        </text:list-item>
        <text:list-item>
          <text:p text:style-name="P91">Offering choices and opportunities for problem-solving.</text:p>
        </text:list-item>
        <text:list-item>
          <text:p text:style-name="P92">Reinforcing positive behaviour such as kindness, sharing, and cooperation.</text:p>
        </text:list-item>
      </text:list>
      <text:p text:style-name="P93">We ensure that:</text:p>
      <text:list text:style-name="LFO5" text:continue-numbering="true">
        <text:list-item>
          <text:p text:style-name="P94">There are sufficient resources and engaging activities to reduce conflict over toys or turns.</text:p>
        </text:list-item>
        <text:list-item>
          <text:p text:style-name="P95">Children’s self-esteem, confidence, and sense of belonging are continually supported.</text:p>
        </text:list-item>
        <text:list-item>
          <text:p text:style-name="P96">Adult attention is given to positive behaviour rather than inconsiderate actions.</text:p>
        </text:list-item>
        <text:list-item>
          <text:p text:style-name="P97">No child is ever isolated, humiliated, or physically punished.</text:p>
        </text:list-item>
        <text:list-item>
          <text:p text:style-name="P98"><text:span text:style-name="T99">Physical restraint is used<text:s/></text:span><text:span text:style-name="T100">only when necessary</text:span><text:span text:style-name="T101"><text:s/>to prevent harm and is always recorded and shared with parents the same day.</text:span></text:p>
        </text:list-item>
      </text:list>
      <text:p text:style-name="P102">Children Under Three Years</text:p>
      <text:p text:style-name="P103">We recognise that very young children are still developing the ability to regulate their emotions.</text:p>
      <text:list text:style-name="LFO6" text:continue-numbering="true">
        <text:list-item>
          <text:p text:style-name="P104">Staff respond calmly and sensitively to behaviours such as tantrums, biting, or hitting.</text:p>
        </text:list-item>
        <text:list-item>
          <text:p text:style-name="P105">We identify possible causes (e.g. tiredness, teething, changes at home, or separation anxiety).</text:p>
        </text:list-item>
        <text:list-item>
          <text:p text:style-name="P106"><text:span text:style-name="T107">The<text:s/></text:span><text:span text:style-name="T108">key person</text:span><text:span text:style-name="T109"><text:s/>plays a central role in providing comfort and building security.</text:span></text:p>
        </text:list-item>
        <text:list-item>
          <text:p text:style-name="P110">Staff support children by naming feelings and guiding them towards more positive interactions.</text:p>
        </text:list-item>
      </text:list>
      <text:p text:style-name="P111"/>
      <text:p text:style-name="P112">Rough and Tumble Play &amp; Fantasy Aggression</text:p>
      <text:list text:style-name="LFO7" text:continue-numbering="true">
        <text:list-item>
          <text:p text:style-name="P113">Rough and tumble play and superhero or fantasy play are recognised as normal developmental activities.</text:p>
        </text:list-item>
        <text:list-item>
          <text:p text:style-name="P114"><text:span text:style-name="T115">Staff help children understand<text:s/></text:span><text:span text:style-name="T116">boundaries and safety</text:span><text:span text:style-name="T117"><text:s/>while allowing opportunities for imagination and social learning.</text:span></text:p>
        </text:list-item>
        <text:list-item>
          <text:p text:style-name="P118">We use these moments to discuss right and wrong, empathy, and alternative problem-solving strategies.</text:p>
        </text:list-item>
      </text:list>
      <text:p text:style-name="P119"/>
      <text:p text:style-name="P120">Hurtful Behaviour</text:p>
      <text:list text:style-name="LFO8" text:continue-numbering="true">
        <text:list-item>
          <text:p text:style-name="P121"><text:span text:style-name="T122">We take hurtful behaviour seriously but recognise that for children under five, such behaviour is often<text:s/></text:span><text:span text:style-name="T123">impulsive and not deliberate</text:span><text:span text:style-name="T124">.</text:span></text:p>
        </text:list-item>
        <text:list-item>
          <text:p text:style-name="P125">Our response focuses on helping both children — the one who was hurt and the one who did the hurting — to express and understand their feelings.</text:p>
        </text:list-item>
        <text:list-item>
          <text:p text:style-name="P126">We never label a child as “naughty.”</text:p>
        </text:list-item>
        <text:list-item>
          <text:p text:style-name="P127">We encourage empathy, problem-solving, and reconciliation rather than punishment.</text:p>
        </text:list-item>
        <text:list-item>
          <text:p text:style-name="P128">Repeated or severe hurtful behaviour is discussed with parents, and where necessary, we seek additional support from external professionals.</text:p>
        </text:list-item>
      </text:list>
      <text:p text:style-name="P129">Bullying</text:p>
      <text:p text:style-name="P130">We take bullying extremely seriously.</text:p>
      <text:list text:style-name="LFO9" text:continue-numbering="true">
        <text:list-item>
          <text:p text:style-name="P131"><text:span text:style-name="T132">Bullying involves<text:s/></text:span><text:span text:style-name="T133">persistent, intentional harm</text:span><text:span text:style-name="T134"><text:s/>(physical or verbal) towards another child or group.</text:span></text:p>
        </text:list-item>
        <text:list-item>
          <text:p text:style-name="P135">It can occur in children aged five and over and always requires sensitive, immediate intervention.</text:p>
        </text:list-item>
      </text:list>
      <text:p text:style-name="P136">When bullying occurs, we will:</text:p>
      <text:list text:style-name="LFO10" text:continue-numbering="true">
        <text:list-item>
          <text:p text:style-name="P137">Listen carefully to the child who has been affected and act promptly.</text:p>
        </text:list-item>
        <text:list-item>
          <text:p text:style-name="P138">Intervene to protect children from further harm.</text:p>
        </text:list-item>
        <text:list-item>
          <text:p text:style-name="P139">Help the child displaying bullying behaviour understand the impact of their actions.</text:p>
        </text:list-item>
        <text:list-item>
          <text:p text:style-name="P140">Work with parents of both parties to agree on consistent strategies and support.</text:p>
        </text:list-item>
        <text:list-item>
          <text:p text:style-name="P141">Provide positive opportunities for the child who bullied to develop empathy and social understanding.</text:p>
        </text:list-item>
      </text:list>
      <text:soft-page-break/>
      <text:p text:style-name="P142">We do not label any child as a “bully,” and we recognise that children who engage in bullying may be experiencing challenges themselves.</text:p>
      <text:p text:style-name="P143">Record Keeping and Monitoring</text:p>
      <text:list text:style-name="LFO11" text:continue-numbering="true">
        <text:list-item>
          <text:p text:style-name="P144">All incidents involving physical restraint, persistent hurtful behaviour, or bullying are recorded.</text:p>
        </text:list-item>
        <text:list-item>
          <text:p text:style-name="P145">Parents are informed on the same day.</text:p>
        </text:list-item>
        <text:list-item>
          <text:p text:style-name="P146">Records are reviewed regularly by the Manager to identify patterns and ensure appropriate support.</text:p>
        </text:list-item>
      </text:list>
      <text:p text:style-name="P147">Related Guidance</text:p>
      <text:p text:style-name="P148">The Social Child (2007)</text:p>
      <text:p text:style-name="P149"/>
      <text:p text:style-name="P150">Policy Adoption</text:p>
      <text:p text:style-name="P151"><text:span text:style-name="T152">This policy was adopted at a meeting of:<text:s/></text:span><text:span text:style-name="T153">Abacus Preschool</text:span><text:span text:style-name="T154"><text:line-break/></text:span><text:span text:style-name="T155">Held on:</text:span><text:span text:style-name="T156"><text:s/>___________________________</text:span><text:span text:style-name="T157"><text:line-break/></text:span><text:span text:style-name="T158">Date to be reviewed:</text:span><text:span text:style-name="T159"><text:s/>___________________________</text:span></text:p>
      <text:p text:style-name="P160"><text:span text:style-name="T161">Signed on behalf of Abacus Preschool:</text:span><text:span text:style-name="T162"><text:s/>___________________________</text:span><text:span text:style-name="T163"><text:line-break/></text:span><text:span text:style-name="T164">Name of signatory (print):</text:span><text:span text:style-name="T165"><text:s/>___________________________</text:span><text:span text:style-name="T166"><text:line-break/></text:span><text:span text:style-name="T167">Role:</text:span><text:span text:style-name="T168"><text:s/>___________________________</text:span></text:p>
      <text:p text:style-name="P169"><text:span text:style-name="T170"><draw:custom-shape svg:x="0in" svg:y="0in" svg:width="22in" svg:height="0.0888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11-04T11:37:00Z</meta:creation-date>
    <dc:date>2025-11-04T11:48:00Z</dc:date>
    <meta:template xlink:href="Normal" xlink:type="simple"/>
    <meta:editing-cycles>1</meta:editing-cycles>
    <meta:editing-duration>PT660S</meta:editing-duration>
    <meta:document-statistic meta:page-count="4" meta:paragraph-count="12" meta:word-count="911" meta:character-count="6097" meta:row-count="43" meta:non-whitespace-character-count="5198"/>
  </office:meta>
</office:document-meta>
</file>